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1900" officeooo:paragraph-rsid="00001900"/>
    </style:style>
    <style:style style:name="P2" style:family="paragraph" style:parent-style-name="Standard">
      <style:paragraph-properties fo:text-align="center" style:justify-single-word="false"/>
      <style:text-properties fo:color="#ce181e" fo:font-size="18pt" fo:font-weight="bold" officeooo:rsid="00001900" officeooo:paragraph-rsid="0000190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01900" officeooo:paragraph-rsid="0000190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01900"/>
    </style:style>
    <style:style style:name="T1" style:family="text">
      <style:text-properties fo:color="#000000" fo:font-size="8pt" fo:font-weight="normal" officeooo:rsid="00001900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0190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 LAW</text:p>
      <text:p text:style-name="P2"/>
      <text:p text:style-name="P4"><text:span text:style-name="T1">Le norme giuridiche destinate ai consociati, insieme a quelle istituzionali ed organizzative dello Stato, ordinate sistematicamente, costituiscono l’ordinamento giuridico, u</text:span><text:span text:style-name="T2">n insieme di individui senza regole sarebbe un’orda in preda agli istinti. </text:span><text:span text:style-name="T3">Inoltre, un popolo avente un insieme di regole in comune si sentirà più unito.</text:span></text:p>
      <text:p text:style-name="P1"><text:span text:style-name="T2">L’Italia è uno “Stato di diritto”, ovvero soggiace alle stesse regole che ha emanato. Esiste un diritto primordiale, detto diritto naturale, che è quello che ci fa rispettare le regole senza sentirci obbligati. Senza di esso, ci sentiremmo obbligati a sottostare alle norme giuridiche. Inoltre il sistema giuridico si è evoluto negli anni. Basti pensare che prima dell’invenzione della carta non si sentiva il bisogno di preservare i dati delle persone. Ricordiamo inoltre che lo stato Italiano è laico, non obbliga quindi nessuno a rispettare od onorare una religione.</text:span></text:p>
      <text:p text:style-name="P1"><text:span text:style-name="T2"/></text:p>
      <text:p text:style-name="P1"><text:span text:style-name="T2">In Italia abbiamo un organo predisposto alla creazione di norme giuridiche, il Parlamento. Esso è composto dalla Camera dei Deputati e dal Senato della Repubblica. Il Parlamento ha potere legislativo, ovvero il potere di creare, modificare o eliminare una leg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23:01:28.157000000</meta:creation-date>
    <dc:date>2021-05-21T00:07:37.539000000</dc:date>
    <meta:editing-duration>PT52M49S</meta:editing-duration>
    <meta:editing-cycles>1</meta:editing-cycles>
    <meta:document-statistic meta:table-count="0" meta:image-count="0" meta:object-count="0" meta:page-count="1" meta:paragraph-count="4" meta:word-count="176" meta:character-count="1163" meta:non-whitespace-character-count="991"/>
    <meta:generator>LibreOffice/5.4.4.2$Windows_X86_64 LibreOffice_project/2524958677847fb3bb44820e40380acbe820f960</meta:generator>
  </office:meta>
</office:document-meta>
</file>